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text-properties officeooo:rsid="000b6821" officeooo:paragraph-rsid="000b6821"/>
    </style:style>
    <style:style style:name="P2" style:family="paragraph" style:parent-style-name="Text_20_body">
      <style:text-properties officeooo:rsid="000c2116" officeooo:paragraph-rsid="000c2116"/>
    </style:style>
    <style:style style:name="P3" style:family="paragraph" style:parent-style-name="Text_20_body">
      <style:text-properties style:text-underline-style="solid" style:text-underline-width="auto" style:text-underline-color="font-color" fo:font-weight="bold" officeooo:rsid="000dde14" officeooo:paragraph-rsid="000dde14" style:font-weight-asian="bold" style:font-weight-complex="bold"/>
    </style:style>
    <style:style style:name="P4" style:family="paragraph" style:parent-style-name="Text_20_body">
      <style:text-properties style:text-underline-style="solid" style:text-underline-width="auto" style:text-underline-color="font-color" fo:font-weight="bold" officeooo:rsid="001aec7b" officeooo:paragraph-rsid="001aec7b" style:font-weight-asian="bold" style:font-weight-complex="bold"/>
    </style:style>
    <style:style style:name="P5" style:family="paragraph" style:parent-style-name="Text_20_body">
      <style:text-properties style:text-underline-style="solid" style:text-underline-width="auto" style:text-underline-color="font-color" fo:font-weight="bold" officeooo:rsid="0026fd7b" officeooo:paragraph-rsid="0026fd7b" style:font-weight-asian="bold" style:font-weight-complex="bold"/>
    </style:style>
    <style:style style:name="P6" style:family="paragraph" style:parent-style-name="Text_20_body">
      <style:text-properties style:text-underline-style="none" fo:font-weight="normal" officeooo:rsid="000dde14" officeooo:paragraph-rsid="000dde14" style:font-weight-asian="normal" style:font-weight-complex="normal"/>
    </style:style>
    <style:style style:name="P7" style:family="paragraph" style:parent-style-name="Text_20_body">
      <style:text-properties style:text-underline-style="none" fo:font-weight="normal" officeooo:rsid="000e0c35" officeooo:paragraph-rsid="000e0c35" style:font-weight-asian="normal" style:font-weight-complex="normal"/>
    </style:style>
    <style:style style:name="P8" style:family="paragraph" style:parent-style-name="Text_20_body">
      <style:text-properties style:text-underline-style="none" fo:font-weight="normal" officeooo:rsid="00107b7d" officeooo:paragraph-rsid="00107b7d" style:font-weight-asian="normal" style:font-weight-complex="normal"/>
    </style:style>
    <style:style style:name="P9" style:family="paragraph" style:parent-style-name="Text_20_body">
      <style:text-properties style:text-underline-style="none" fo:font-weight="normal" officeooo:rsid="001157ee" officeooo:paragraph-rsid="001157ee" style:font-weight-asian="normal" style:font-weight-complex="normal"/>
    </style:style>
    <style:style style:name="P10" style:family="paragraph" style:parent-style-name="Text_20_body">
      <style:text-properties style:text-underline-style="none" fo:font-weight="normal" officeooo:rsid="001cf3fc" officeooo:paragraph-rsid="001cf3fc" style:font-weight-asian="normal" style:font-weight-complex="normal"/>
    </style:style>
    <style:style style:name="P11" style:family="paragraph" style:parent-style-name="Text_20_body">
      <style:text-properties style:text-underline-style="none" fo:font-weight="normal" officeooo:rsid="002074ad" officeooo:paragraph-rsid="002074ad" style:font-weight-asian="normal" style:font-weight-complex="normal"/>
    </style:style>
    <style:style style:name="P12" style:family="paragraph" style:parent-style-name="Text_20_body">
      <style:text-properties style:text-underline-style="none" fo:font-weight="normal" officeooo:rsid="0026fd7b" officeooo:paragraph-rsid="0026fd7b" style:font-weight-asian="normal" style:font-weight-complex="normal"/>
    </style:style>
    <style:style style:name="P13" style:family="paragraph" style:parent-style-name="Text_20_body">
      <style:text-properties style:text-underline-style="none" fo:font-weight="normal" officeooo:rsid="002a453f" officeooo:paragraph-rsid="002a453f" style:font-weight-asian="normal" style:font-weight-complex="normal"/>
    </style:style>
    <style:style style:name="P14" style:family="paragraph" style:parent-style-name="Text_20_body">
      <style:text-properties style:text-underline-style="none" fo:font-weight="normal" officeooo:rsid="002b18dd" officeooo:paragraph-rsid="002b18dd" style:font-weight-asian="normal" style:font-weight-complex="normal"/>
    </style:style>
    <style:style style:name="P15" style:family="paragraph" style:parent-style-name="Text_20_body">
      <style:text-properties style:text-underline-style="none" fo:font-weight="normal" officeooo:rsid="002cd52b" officeooo:paragraph-rsid="002cd52b" style:font-weight-asian="normal" style:font-weight-complex="normal"/>
    </style:style>
    <style:style style:name="P16" style:family="paragraph" style:parent-style-name="Text_20_body">
      <style:text-properties style:text-underline-style="none" fo:font-weight="normal" officeooo:rsid="002dbf96" officeooo:paragraph-rsid="002dbf96" style:font-weight-asian="normal" style:font-weight-complex="normal"/>
    </style:style>
    <style:style style:name="P17" style:family="paragraph" style:parent-style-name="Text_20_body">
      <style:text-properties style:text-underline-style="none" fo:font-weight="normal" officeooo:rsid="002f40b4" officeooo:paragraph-rsid="002f40b4" style:font-weight-asian="normal" style:font-weight-complex="normal"/>
    </style:style>
    <style:style style:name="P18" style:family="paragraph" style:parent-style-name="Text_20_body">
      <style:text-properties officeooo:rsid="00192797" officeooo:paragraph-rsid="00192797"/>
    </style:style>
    <style:style style:name="P19" style:family="paragraph" style:parent-style-name="Text_20_body">
      <style:text-properties fo:font-style="normal" style:text-underline-style="none" fo:font-weight="normal" officeooo:rsid="0030afcd" officeooo:paragraph-rsid="0030afcd" style:font-style-asian="normal" style:font-weight-asian="normal" style:font-style-complex="normal" style:font-weight-complex="normal"/>
    </style:style>
    <style:style style:name="P20" style:family="paragraph" style:parent-style-name="Text_20_body">
      <style:text-properties fo:font-style="normal" style:text-underline-style="solid" style:text-underline-width="auto" style:text-underline-color="font-color" fo:font-weight="bold" officeooo:rsid="00301216" officeooo:paragraph-rsid="00301216" style:font-style-asian="normal" style:font-weight-asian="bold" style:font-style-complex="normal" style:font-weight-complex="bold"/>
    </style:style>
    <style:style style:name="P21" style:family="paragraph" style:parent-style-name="Text_20_body">
      <style:text-properties fo:color="#000000" fo:font-style="normal" style:text-underline-style="none" fo:font-weight="normal" officeooo:rsid="00318cb5" officeooo:paragraph-rsid="00318cb5" style:font-style-asian="normal" style:font-weight-asian="normal" style:font-style-complex="normal" style:font-weight-complex="normal"/>
    </style:style>
    <style:style style:name="P22" style:family="paragraph" style:parent-style-name="Text_20_body">
      <style:text-properties fo:color="#000000" fo:font-style="normal" style:text-underline-style="none" fo:font-weight="normal" officeooo:rsid="0033b68a" officeooo:paragraph-rsid="0033b68a" style:font-style-asian="normal" style:font-weight-asian="normal" style:font-style-complex="normal" style:font-weight-complex="normal"/>
    </style:style>
    <style:style style:name="P23" style:family="paragraph" style:parent-style-name="Text_20_body">
      <style:text-properties fo:color="#000000" fo:font-style="normal" style:text-underline-style="none" fo:font-weight="normal" officeooo:rsid="0039d1ab" officeooo:paragraph-rsid="0039d1ab" style:font-style-asian="normal" style:font-weight-asian="normal" style:font-style-complex="normal" style:font-weight-complex="normal"/>
    </style:style>
    <style:style style:name="P24" style:family="paragraph" style:parent-style-name="Text_20_body">
      <style:text-properties fo:color="#000000" fo:font-style="normal" style:text-underline-style="none" fo:font-weight="normal" officeooo:rsid="003db299" officeooo:paragraph-rsid="003db299" style:font-style-asian="normal" style:font-weight-asian="normal" style:font-style-complex="normal" style:font-weight-complex="normal"/>
    </style:style>
    <style:style style:name="P25" style:family="paragraph" style:parent-style-name="Text_20_body">
      <style:text-properties fo:color="#000000" fo:font-style="normal" style:text-underline-style="solid" style:text-underline-width="auto" style:text-underline-color="font-color" fo:font-weight="bold" officeooo:rsid="0040cdea" officeooo:paragraph-rsid="0040cdea" style:font-style-asian="normal" style:font-weight-asian="bold" style:font-style-complex="normal" style:font-weight-complex="bold"/>
    </style:style>
    <style:style style:name="P26" style:family="paragraph" style:parent-style-name="Text_20_body">
      <style:text-properties fo:color="#000000" fo:font-style="normal" style:text-underline-style="solid" style:text-underline-width="auto" style:text-underline-color="font-color" fo:font-weight="bold" officeooo:rsid="00444e03" officeooo:paragraph-rsid="00444e03" style:font-style-asian="normal" style:font-weight-asian="bold" style:font-style-complex="normal" style:font-weight-complex="bold"/>
    </style:style>
    <style:style style:name="P27" style:family="paragraph" style:parent-style-name="Text_20_body">
      <style:text-properties fo:color="#168253" style:text-underline-style="solid" style:text-underline-width="auto" style:text-underline-color="font-color" fo:font-weight="normal" officeooo:rsid="00491857" officeooo:paragraph-rsid="004c0772" style:font-weight-asian="normal" style:font-weight-complex="normal"/>
    </style:style>
    <style:style style:name="P28" style:family="paragraph" style:parent-style-name="Text_20_body">
      <style:text-properties fo:color="#168253" style:text-underline-style="solid" style:text-underline-width="auto" style:text-underline-color="font-color" fo:font-weight="normal" officeooo:rsid="00491857" officeooo:paragraph-rsid="004cd781" style:font-weight-asian="normal" style:font-weight-complex="normal"/>
    </style:style>
    <style:style style:name="P29" style:family="paragraph" style:parent-style-name="Text_20_body">
      <style:text-properties fo:color="#168253" style:text-underline-style="solid" style:text-underline-width="auto" style:text-underline-color="font-color" fo:font-weight="normal" officeooo:rsid="004fcd3e" officeooo:paragraph-rsid="004fcd3e" style:font-weight-asian="normal" style:font-weight-complex="normal"/>
    </style:style>
    <style:style style:name="P30" style:family="paragraph" style:parent-style-name="Text_20_body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text-underline-style="none" fo:font-weight="normal" officeooo:rsid="001157ee" officeooo:paragraph-rsid="001157ee" style:font-weight-asian="normal" style:font-weight-complex="normal"/>
    </style:style>
    <style:style style:name="P31" style:family="paragraph">
      <style:paragraph-properties fo:text-align="center"/>
    </style:style>
    <style:style style:name="P32" style:family="paragraph">
      <loext:graphic-properties draw:fill-color="#ff0000"/>
      <style:paragraph-properties fo:text-align="center"/>
    </style:style>
    <style:style style:name="T1" style:family="text">
      <style:text-properties officeooo:rsid="000c8d2a"/>
    </style:style>
    <style:style style:name="T2" style:family="text">
      <style:text-properties officeooo:rsid="001197c8"/>
    </style:style>
    <style:style style:name="T3" style:family="text">
      <style:text-properties officeooo:rsid="00133350"/>
    </style:style>
    <style:style style:name="T4" style:family="text">
      <style:text-properties officeooo:rsid="001a3906"/>
    </style:style>
    <style:style style:name="T5" style:family="text">
      <style:text-properties officeooo:rsid="001ec02a"/>
    </style:style>
    <style:style style:name="T6" style:family="text">
      <style:text-properties officeooo:rsid="002074a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20c06" style:font-weight-asian="bold" style:font-weight-complex="bold"/>
    </style:style>
    <style:style style:name="T9" style:family="text">
      <style:text-properties fo:font-weight="normal" officeooo:rsid="0043a049" style:font-weight-asian="normal" style:font-weight-complex="normal"/>
    </style:style>
    <style:style style:name="T10" style:family="text">
      <style:text-properties officeooo:rsid="00220c06"/>
    </style:style>
    <style:style style:name="T11" style:family="text">
      <style:text-properties officeooo:rsid="0029188d"/>
    </style:style>
    <style:style style:name="T12" style:family="text">
      <style:text-properties fo:color="#ff4000" style:text-underline-style="solid" style:text-underline-width="auto" style:text-underline-color="font-color"/>
    </style:style>
    <style:style style:name="T13" style:family="text">
      <style:text-properties officeooo:rsid="00326884"/>
    </style:style>
    <style:style style:name="T14" style:family="text">
      <style:text-properties fo:color="#ff0000" style:text-underline-style="solid" style:text-underline-width="auto" style:text-underline-color="font-color"/>
    </style:style>
    <style:style style:name="T15" style:family="text">
      <style:text-properties fo:color="#ff0000" style:text-underline-style="solid" style:text-underline-width="auto" style:text-underline-color="font-color" officeooo:rsid="00326884"/>
    </style:style>
    <style:style style:name="T16" style:family="text">
      <style:text-properties fo:color="#ff0000" style:text-underline-style="solid" style:text-underline-width="auto" style:text-underline-color="font-color" officeooo:rsid="003a403c"/>
    </style:style>
    <style:style style:name="T17" style:family="text">
      <style:text-properties officeooo:rsid="003a403c"/>
    </style:style>
    <style:style style:name="T18" style:family="text">
      <style:text-properties fo:color="#000000"/>
    </style:style>
    <style:style style:name="T19" style:family="text">
      <style:text-properties fo:color="#000000" style:text-underline-style="none"/>
    </style:style>
    <style:style style:name="T20" style:family="text">
      <style:text-properties fo:color="#000000" style:text-underline-style="none" officeooo:rsid="004c0772"/>
    </style:style>
    <style:style style:name="T21" style:family="text">
      <style:text-properties fo:color="#000000" style:text-underline-style="none" officeooo:rsid="004cd781"/>
    </style:style>
    <style:style style:name="T22" style:family="text">
      <style:text-properties fo:color="#000000" style:text-underline-style="none" officeooo:rsid="004ea774"/>
    </style:style>
    <style:style style:name="T23" style:family="text">
      <style:text-properties fo:color="#000000" style:text-underline-style="none" officeooo:rsid="0051b27d"/>
    </style:style>
    <style:style style:name="T24" style:family="text">
      <style:text-properties fo:color="#000000" style:text-underline-style="none" officeooo:rsid="0052509f"/>
    </style:style>
    <style:style style:name="T25" style:family="text">
      <style:text-properties fo:color="#000000" officeooo:rsid="004c0772"/>
    </style:style>
    <style:style style:name="T26" style:family="text">
      <style:text-properties style:text-underline-style="none"/>
    </style:style>
    <style:style style:name="T27" style:family="text">
      <style:text-properties style:text-underline-style="none" fo:font-weight="normal" style:font-weight-asian="normal" style:font-weight-complex="normal"/>
    </style:style>
    <style:style style:name="T28" style:family="text">
      <style:text-properties style:text-underline-style="none" fo:font-weight="normal" officeooo:rsid="0043a049" style:font-weight-asian="normal" style:font-weight-complex="normal"/>
    </style:style>
    <style:style style:name="T29" style:family="text">
      <style:text-properties style:text-underline-style="none" fo:font-weight="normal" officeooo:rsid="00453212" style:font-weight-asian="normal" style:font-weight-complex="normal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ff0000" draw:fill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vertical-align="middle" draw:auto-grow-height="false" fo:min-height="0.845cm" fo:min-width="0.79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nalyse 1</text:p>
      <text:p text:style-name="P1">Analyse =&gt;Ontwerpen-programmeren</text:p>
      <text:p text:style-name="P2">kwaliteitsvolle projecten → communicatie met klant , <text:span text:style-name="T1">collega’s en business</text:span></text:p>
      <text:p text:style-name="P3">Inhoud :</text:p>
      <text:p text:style-name="P6">1) functionele requirements voor een eenvoudig SW-Project → Use cases</text:p>
      <text:p text:style-name="P6"><text:tab/><text:tab/><text:tab/><text:tab/><text:tab/><text:tab/><text:tab/><text:tab/> <text:s text:c="2"/>→ Activiteitendiagram</text:p>
      <text:p text:style-name="P6"><text:tab/><text:tab/><text:tab/><text:tab/><text:tab/><text:tab/><text:tab/><text:tab/> <text:s text:c="2"/>→ Testscenario’s</text:p>
      <text:p text:style-name="P7">2) Domeinmodel → via analyse van use case tot een conceptueel domeinmodel in UML bekomen.</text:p>
      <text:p text:style-name="P8">3) Systeem Sequentie Diagram</text:p>
      <text:p text:style-name="P9">4) Niet functionele requirements voor een eenvoudig SW-project →<text:span text:style-name="T2"> ontwerpen gebruikersinterface</text:span></text:p>
      <text:p text:style-name="P30"><text:tab/><text:tab/><text:tab/><text:tab/><text:tab/><text:tab/><text:tab/><text:tab/> <text:s text:c="10"/>→<text:span text:style-name="T3">ontwerpen webapplicaties </text:span></text:p>
      <text:p text:style-name="Subtitle">1.Software ontwikkelingsproces </text:p>
      <text:p text:style-name="P18">= kader dat vastlegt hoe een softwareproject wordt aangepakt <text:span text:style-name="T4">en is een methode om de activiteiten in verband met creatie, oplevering en onderhoud van softwaresystemen te organiseren </text:span></text:p>
      <text:p text:style-name="P4">bestaat uit :</text:p>
      <text:p text:style-name="P10"><draw:path text:anchor-type="paragraph" draw:z-index="0" draw:name="Shape1" draw:style-name="gr1" draw:text-style-name="P31" svg:width="2.284cm" svg:height="2.916cm" draw:transform="rotate (-0.507018147704353) translate (10.204101720501cm 0.517160517393488cm)" svg:viewBox="0 0 2285 2917" svg:d="M0 22c307-90 591 116 830 295 235 177 334 400 501 630 180 247 1015-262 308 10-417 161-132 471-77 679 78 292 426 389 629 587 272 265-113 523-290 676l-142 18"><text:p/></draw:path>1. Requirements (vereisten) verzamelen van opdrachtgever</text:p>
      <text:p text:style-name="P10"><draw:line text:anchor-type="paragraph" draw:z-index="1" draw:name="Shape3" draw:style-name="gr2" draw:text-style-name="P32" svg:x1="12.231cm" svg:y1="-0.243cm" svg:x2="14.769cm" svg:y2="2.138cm"><text:p/></draw:line><draw:line text:anchor-type="paragraph" draw:z-index="2" draw:name="Shape2" draw:style-name="gr2" draw:text-style-name="P32" svg:x1="12.231cm" svg:y1="2.35cm" svg:x2="14.348cm" svg:y2="0.076cm"><text:p/></draw:line>2. requirements analyseren<text:tab/><text:tab/><text:tab/><text:tab/><text:tab/><text:tab/><text:tab/><text:span text:style-name="T6">IN 1 KEER =</text:span></text:p>
      <text:p text:style-name="P10">3. Ontwerp (plan) maken<text:tab/><text:tab/><text:tab/><text:tab/><text:tab/><text:tab/> <text:s text:c="2"/><text:span text:style-name="T5">WATERVAL METHODE</text:span></text:p>
      <text:p text:style-name="P10">4. Implementeren : het ontwerp uitvoeren</text:p>
      <text:p text:style-name="P10">5.Testen/controleren </text:p>
      <text:p text:style-name="P10"/>
      <text:p text:style-name="P11">Oplossing : <text:span text:style-name="T7">Iteratieve </text:span>en <text:span text:style-name="T7">incrementele </text:span><text:span text:style-name="T10">ontwikkelmethode = per iteratie een milestone . = </text:span><text:span text:style-name="T8">AGILE</text:span></text:p>
      <text:p text:style-name="P5">belangrijkste principes :</text:p>
      <text:p text:style-name="P12">1) <text:span text:style-name="T11">Hoogste prioritet : klant tevreden.</text:span></text:p>
      <text:p text:style-name="P13">2) Gebruikerseisen en wensen veranderen doorheen het project.</text:p>
      <text:p text:style-name="P14">3) Levert geregeld werkende software op .</text:p>
      <text:p text:style-name="P15">4) Business en ontwikkelaars werken dagelijks samen , “Face-to-face”.</text:p>
      <text:p text:style-name="P16">5) werkende software = merkbare vooruitgang .</text:p>
      <text:p text:style-name="P17">=&gt; minder projectrisico : risico dat project niet op tijd klaar gaat zijn en niet binnen budjet .</text:p>
      <text:p text:style-name="P17"/>
      <text:p text:style-name="P20"><text:soft-page-break/>Ontwerpstappen in meer detail :</text:p>
      <text:p text:style-name="P19">1) Opdrachtgever formuleert probleem</text:p>
      <text:p text:style-name="P19">2) analist noteert verhaal en eisen</text:p>
      <text:p text:style-name="P19">3) vertaalt het verhaal naar <text:span text:style-name="T14">use cases</text:span></text:p>
      <text:p text:style-name="P21">4) <text:span text:style-name="T13">Ontwerper stelt aan de hand hiervan </text:span><text:span text:style-name="T15">scenario’s</text:span><text:span text:style-name="T13"> en </text:span><text:span text:style-name="T15">testen</text:span><text:span text:style-name="T13"> op .</text:span></text:p>
      <text:p text:style-name="P22">5) Ontwerper stelt <text:span text:style-name="T14">domeinmodel</text:span><text:span text:style-name="T12"> </text:span>op </text:p>
      <text:p text:style-name="P23">6) <text:span text:style-name="T16">Systeem Sequentie Diagram </text:span><text:span text:style-name="T17">(SSD) wordt opgesteld .</text:span></text:p>
      <text:p text:style-name="P24">7) opstellen nodige <text:span text:style-name="T16">Operation Contracts</text:span> (OC)</text:p>
      <text:p text:style-name="P25">UML<text:span text:style-name="T27"> </text:span><text:span text:style-name="T28">= </text:span><text:span text:style-name="T9">unified</text:span><text:span text:style-name="T28"> modeling language </text:span></text:p>
      <text:p text:style-name="P25"><draw:custom-shape text:anchor-type="paragraph" draw:z-index="3" draw:name="Shape4" draw:style-name="gr3" draw:text-style-name="P31" svg:width="0.795cm" svg:height="0.846cm" svg:x="1.651cm" svg:y="-0.226cm"><text:p/><draw:enhanced-geometry svg:viewBox="0 0 841 854" draw:mirror-horizontal="false" draw:mirror-vertical="false" draw:type="non-primitive" draw:enhanced-path="M 517 247 L 517 415 264 415 264 0 0 0 0 680 517 680 517 854 841 547 517 247 Z N"/></draw:custom-shape><text:span text:style-name="T28"><text:tab/><text:tab/></text:span><text:span text:style-name="T29">ontstaan in ‘90 als samenvoeging van verschillende methodes </text:span></text:p>
      <text:p text:style-name="P26"><text:span text:style-name="T28">=</text:span><text:span text:style-name="T27">&gt; notatiewijze die bij verschillende metodes kan worden gebruikt .</text:span></text:p>
      <text:p text:style-name="P28">Voordelen :<text:span text:style-name="T26"> </text:span></text:p>
      <text:p text:style-name="P28"><text:span text:style-name="T26">– </text:span><text:span text:style-name="T20">communicatie</text:span></text:p>
      <text:p text:style-name="P27"><text:span text:style-name="T20">– </text:span><text:span text:style-name="T21">Visualisatie</text:span></text:p>
      <text:p text:style-name="P28"><text:span text:style-name="T20">– </text:span><text:span text:style-name="T21">Transformatie =&gt; uml vergemakkelijkt overgang </text:span><text:span text:style-name="T22">, analyse → ontwerp → programmeren → testen </text:span></text:p>
      <text:p text:style-name="P28"><text:span text:style-name="T21"/></text:p>
      <text:p text:style-name="P29"><text:span text:style-name="T25">v</text:span><text:span text:style-name="T18">oorbeelden : </text:span><text:span text:style-name="T19"><text:s/>– </text:span><text:span text:style-name="T23">use case diagram : <text:tab/>-klassendiagram <text:tab/>-</text:span><text:span text:style-name="T24">sequentiediagram </text:span></text:p>
      <text:p text:style-name="P29"><text:span text:style-name="T24"/></text:p>
      <text:p text:style-name="P29"><text:span text:style-name="T24"/></text:p>
      <text:p text:style-name="P29"><text:span text:style-name="T24"/></text:p>
      <text:p text:style-name="P29"><text:span text:style-name="T24"/></text:p>
      <text:p text:style-name="P29"><text:span text:style-name="T2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BE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BE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4T20:22:52.538388421</meta:creation-date>
    <dc:date>2018-12-04T21:10:07.182165530</dc:date>
    <meta:editing-duration>PT46M35S</meta:editing-duration>
    <meta:editing-cycles>74</meta:editing-cycles>
    <meta:generator>LibreOffice/6.1.3.2$MacOSX_X86_64 LibreOffice_project/86daf60bf00efa86ad547e59e09d6bb77c699acb</meta:generator>
    <meta:document-statistic meta:table-count="0" meta:image-count="0" meta:object-count="0" meta:page-count="2" meta:paragraph-count="43" meta:word-count="293" meta:character-count="2111" meta:non-whitespace-character-count="1787"/>
  </office:meta>
</office:document-meta>
</file>